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bb4e1" officeooo:paragraph-rsid="001bb4e1"/>
    </style:style>
    <style:style style:name="P2" style:family="paragraph" style:parent-style-name="Text_20_body">
      <style:text-properties officeooo:rsid="001bb4e1" officeooo:paragraph-rsid="001bb4e1"/>
    </style:style>
    <style:style style:name="P3" style:family="paragraph" style:parent-style-name="Title">
      <style:text-properties officeooo:rsid="001bb4e1" officeooo:paragraph-rsid="001bb4e1"/>
    </style:style>
    <style:style style:name="P4" style:family="paragraph" style:parent-style-name="Text_20_body">
      <style:text-properties officeooo:rsid="001c899d" officeooo:paragraph-rsid="001c899d"/>
    </style:style>
    <style:style style:name="P5" style:family="paragraph" style:parent-style-name="Text_20_body">
      <style:text-properties officeooo:rsid="001df1a2" officeooo:paragraph-rsid="001df1a2"/>
    </style:style>
    <style:style style:name="P6" style:family="paragraph" style:parent-style-name="Text_20_body" style:list-style-name="L1">
      <style:text-properties officeooo:rsid="001bb4e1" officeooo:paragraph-rsid="001bb4e1"/>
    </style:style>
    <style:style style:name="P7" style:family="paragraph" style:parent-style-name="Text_20_body" style:list-style-name="L2">
      <style:text-properties officeooo:rsid="001bb4e1" officeooo:paragraph-rsid="001bb4e1"/>
    </style:style>
    <style:style style:name="P8" style:family="paragraph" style:parent-style-name="Text_20_body" style:list-style-name="L3">
      <style:text-properties officeooo:rsid="001bb4e1" officeooo:paragraph-rsid="001c899d"/>
    </style:style>
    <style:style style:name="P9" style:family="paragraph" style:parent-style-name="Text_20_body" style:list-style-name="L4">
      <style:text-properties officeooo:rsid="001bb4e1" officeooo:paragraph-rsid="001bb4e1"/>
    </style:style>
    <style:style style:name="P10" style:family="paragraph" style:parent-style-name="Text_20_body" style:list-style-name="L3">
      <style:text-properties officeooo:rsid="001c899d" officeooo:paragraph-rsid="001c899d"/>
    </style:style>
    <style:style style:name="P11" style:family="paragraph" style:parent-style-name="Text_20_body">
      <style:text-properties fo:font-style="normal" officeooo:rsid="001c899d" officeooo:paragraph-rsid="001c899d" style:font-style-asian="normal" style:font-style-complex="normal"/>
    </style:style>
    <style:style style:name="P12" style:family="paragraph" style:parent-style-name="Text_20_body">
      <style:text-properties fo:font-style="normal" officeooo:rsid="001df1a2" officeooo:paragraph-rsid="001df1a2" style:font-style-asian="normal" style:font-style-complex="normal"/>
    </style:style>
    <style:style style:name="P13" style:family="paragraph" style:parent-style-name="Text_20_body" style:list-style-name="L5">
      <style:text-properties fo:font-style="normal" officeooo:rsid="001df1a2" officeooo:paragraph-rsid="001df1a2" style:font-style-asian="normal" style:font-style-complex="normal"/>
    </style:style>
    <style:style style:name="P14" style:family="paragraph" style:parent-style-name="Text_20_body" style:list-style-name="L5">
      <style:text-properties fo:font-style="normal" officeooo:rsid="001df1a2" officeooo:paragraph-rsid="0026179f" style:font-style-asian="normal" style:font-style-complex="normal"/>
    </style:style>
    <style:style style:name="P15" style:family="paragraph" style:parent-style-name="Text_20_body">
      <style:text-properties fo:font-style="normal" officeooo:rsid="001df1a2" officeooo:paragraph-rsid="0022051c" style:font-style-asian="normal" style:font-style-complex="normal"/>
    </style:style>
    <style:style style:name="P16" style:family="paragraph" style:parent-style-name="Text_20_body">
      <style:text-properties fo:font-style="normal" officeooo:rsid="001df1a2" officeooo:paragraph-rsid="0026179f"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899d" style:font-style-asian="normal" style:font-style-complex="normal"/>
    </style:style>
    <style:style style:name="T4" style:family="text">
      <style:text-properties fo:font-style="normal" officeooo:rsid="001df1a2" style:font-style-asian="normal" style:font-style-complex="normal"/>
    </style:style>
    <style:style style:name="T5" style:family="text">
      <style:text-properties fo:font-style="normal" officeooo:rsid="001f2d8e" style:font-style-asian="normal" style:font-style-complex="normal"/>
    </style:style>
    <style:style style:name="T6" style:family="text">
      <style:text-properties officeooo:rsid="00208803"/>
    </style:style>
    <style:style style:name="T7" style:family="text">
      <style:text-properties officeooo:rsid="0022051c"/>
    </style:style>
    <style:style style:name="T8" style:family="text">
      <style:text-properties officeooo:rsid="00237e31"/>
    </style:style>
    <style:style style:name="T9" style:family="text">
      <style:text-properties officeooo:rsid="00256712"/>
    </style:style>
    <style:style style:name="T10" style:family="text">
      <style:text-properties officeooo:rsid="0026179f"/>
    </style:style>
    <style:style style:name="T11" style:family="text">
      <style:text-properties officeooo:rsid="00264e7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immer</text:p>
      <text:p text:style-name="P1">Skope-driven realtime shimming</text:p>
      <text:p text:style-name="P2">This document is the documentation for the software written by MMCT for their summer internship in 2024 at the SPMIC. This software synchronises the acquisition of skope data, calculation of shim currents, and their application. It has a number of components, corresponding to the python files in the main project directory:</text:p>
      <text:list xml:id="list3560361290" text:style-name="L1">
        <text:list-item>
          <text:p text:style-name="P6">shimming_server.py : the main server, it listens to and makes connections with the clients and routes packets between them.</text:p>
        </text:list-item>
        <text:list-item>
          <text:p text:style-name="P6">console_client.py : a client providing a command-line interface to control some server functions, also useful for testing.</text:p>
        </text:list-item>
        <text:list-item>
          <text:p text:style-name="P6">scanner_client.py : a client that listens for trigger lines from the scanner to start/stop shimming.</text:p>
        </text:list-item>
        <text:list-item>
          <text:p text:style-name="P6">mrshim_client.py : a client that recieves shim currents and writes them to a file, as well as calling the mrshim commands to actually drive the shims.</text:p>
        </text:list-item>
        <text:list-item>
          <text:p text:style-name="P6">skope_client.py : a client that recieves shim currents from the matlab files and sends them to the server.</text:p>
        </text:list-item>
      </text:list>
      <text:p text:style-name="P2">There are also some other files to be aware of:</text:p>
      <text:list xml:id="list2173518333" text:style-name="L2">
        <text:list-item>
          <text:p text:style-name="P7">libraries/ : directory containing a number of python files used by multiple of the above.</text:p>
        </text:list-item>
        <text:list-item>
          <text:p text:style-name="P7">logs/ : where the log files for each of the above files goes.</text:p>
        </text:list-item>
        <text:list-item>
          <text:p text:style-name="P7">network_description.toml : a configuration file that contains the name of each network component, as well as its IP address and port.</text:p>
        </text:list-item>
      </text:list>
      <text:p text:style-name="P2"/>
      <text:p text:style-name="P2">Throughout this documentation a number of terms of art will be used. Here are some of them and their meaning:</text:p>
      <text:list xml:id="list1050199637" text:style-name="L3">
        <text:list-item>
          <text:p text:style-name="P10">Shimmer : The name I gave to this project. <text:span text:style-name="T1">Shimm</text:span><text:span text:style-name="T2">ing Serv</text:span><text:span text:style-name="T1">er</text:span><text:span text:style-name="T2">. I think it’s cute if you include a sparkle emoji. Shimmer programs communicate to each other on sockets.</text:span></text:p>
        </text:list-item>
        <text:list-item>
          <text:p text:style-name="P8"><text:span text:style-name="T2">Socket : A computer object representing some sort of data input/output in the computer. Sockets can be internal </text:span><text:span text:style-name="T3">(files) </text:span><text:span text:style-name="T2">or external </text:span><text:span text:style-name="T3">(network facing)</text:span><text:span text:style-name="T2">. </text:span><text:span text:style-name="T3">A network has</text:span><text:span text:style-name="T2"> many sockets in use, so it is important to be able to tell between them </text:span><text:span text:style-name="T3">with an address.</text:span></text:p>
        </text:list-item>
      </text:list>
      <text:list xml:id="list4047541020" text:style-name="L4">
        <text:list-item>
          <text:p text:style-name="P9">IP address : A number representing the unique address of a computer on the network. A computer usually only has 1 IP address. </text:p>
        </text:list-item>
        <text:list-item>
          <text:p text:style-name="P9">Ports : A number distinguishing any given socket from each other. The port numbers are arbitrary but unique, so if one is already used by another program it cannot be used by Shimmer (and vice versa).</text:p>
        </text:list-item>
      </text:list>
      <text:p text:style-name="P4"><text:soft-page-break/>To talk to each other, computers need to know which socket they are writing from and writing to. Each socket has with it an <text:span text:style-name="T1">address</text:span><text:span text:style-name="T2"> consisting of an IP part, referring to the actual computer its on, and a </text:span><text:span text:style-name="T1">port</text:span><text:span text:style-name="T2"> referring to a socket on that computer. (Street and house number, if you will.) This project us</text:span><text:span text:style-name="T5">es</text:span><text:span text:style-name="T2"> version 4 of the IP (internet protocol), so addresses look like this: ddd.dd.dd.dd:ddddd (where d is a decimal digit). The part before the colon is the IP address, the part after is the port. The IP addresses ports are configured in the network_description.toml file.</text:span></text:p>
      <text:p text:style-name="P4"><text:span text:style-name="T2">This file consists of a number of entries referring to each component of the network (in [square brackets]). These names are used by the python files above so should not be changed. What you can (and must change) and the IP addresses and ports associated with each component. Shimmer is hardware agnostic, so it doesn’t really care which computer </text:span><text:span text:style-name="T5">on the network </text:span><text:span text:style-name="T2">you put various components on, as long as it can get the right </text:span><text:span text:style-name="T5">data</text:span><text:span text:style-name="T2">. When configuring Shimmer you will need to tell it which IP addresses and ports to use for which component.</text:span></text:p>
      <text:p text:style-name="P11">To set up shimmer:</text:p>
      <text:p text:style-name="P4"><text:span text:style-name="T2">Put skope_client.py on a computer with the </text:span><text:span text:style-name="T5">S</text:span><text:span text:style-name="T2">kope hardware. </text:span></text:p>
      <text:p text:style-name="P11">Put scanner_client.py on a computer with the scanners hardware control line.</text:p>
      <text:p text:style-name="P11">Put mrshim_client.py on a computer with the mrshim hardware.</text:p>
      <text:p text:style-name="P11">Put shimming_server.py on any computer.</text:p>
      <text:p text:style-name="P11">Put a console_client on any computer.</text:p>
      <text:p text:style-name="P11">Now open the network_description.toml file in a text editor.</text:p>
      <text:p text:style-name="P4"><text:span text:style-name="T2">For each entry, physically go to the computer you put that file on and open a terminal. </text:span><text:span text:style-name="T4">Run the command `ipconfig` (Windows) or `ifconfig` (Linux) and find the entry referring to BROADCAST, MULTICAST. This is the internet part. Find the IP address written after `inet:` and enter it in the toml file, in double quotes, after the address entry for that component, and any other component sharing the computer.</text:span></text:p>
      <text:p text:style-name="P5"><text:span text:style-name="T2">All the ports for this project except for [skope-bfit] can be changed to any number you like. The ones they currently are are fine. </text:span><text:span text:style-name="T5">If you want to change them, </text:span><text:span text:style-name="T2">use the `netstat` command when shimmer is </text:span><text:span text:style-name="T1">not</text:span><text:span text:style-name="T2"> running (and several minutes after it last ran!) to see which ports are currently in use at each address, and don’t use those ones for that address.</text:span></text:p>
      <text:p text:style-name="P12">Once you have written the IP address for each component down in the network_description.toml file, copy it into the root project directory ./shimmer/ on each computer you are using.</text:p>
      <text:p text:style-name="P12">Now you are ready to start shimmer. Go onto the computer with the shimming_server.py file and navigate to its directory in the command prompt. Start it with `python shimming_server.py`. Now go onto a computer with a console_client and start that in the same way. It should present you with a prompt: `[shimmer]: `. </text:p>
      <text:p text:style-name="P15">This is the shimmer command prompt. You can enter commands here. Commands that are executed by the console client are usually used for testing purposes, and start with a bang (!). Commands that are executed by the server do not. </text:p>
      <text:p text:style-name="P15"><text:span text:style-name="T7">The output for server commands appears in the console running the server. The client that sent the command just receives a response saying the command was received.</text:span></text:p>
      <text:p text:style-name="P12"><text:soft-page-break/>Some commands are:</text:p>
      <text:list xml:id="list1822939886" text:style-name="L5">
        <text:list-item>
          <text:p text:style-name="P13">list : server lists the currently connect clients, their id, role and address,</text:p>
        </text:list-item>
        <text:list-item>
          <text:p text:style-name="P13">status : the server states whether it is running and if shimming is currently enabled,</text:p>
        </text:list-item>
        <text:list-item>
          <text:p text:style-name="P13">start : enable shimming</text:p>
        </text:list-item>
        <text:list-item>
          <text:p text:style-name="P13">stop : disable shimming</text:p>
        </text:list-item>
        <text:list-item>
          <text:p text:style-name="P13">!disconnect : disconnect this client from the server</text:p>
        </text:list-item>
        <text:list-item>
          <text:p text:style-name="P13">message &lt;<text:span text:style-name="T6">client name&gt; “&lt;message content&gt;”</text:span> : send a text message between two clients.</text:p>
        </text:list-item>
        <text:list-item>
          <text:p text:style-name="P14">!<text:span text:style-name="T10">reader</text:span><text:span text:style-name="T8"> : </text:span><text:span text:style-name="T10">gets an incoming message. </text:span><text:span text:style-name="T11">If there isn’t one, waits for one (blocks other functionality).</text:span></text:p>
        </text:list-item>
      </text:list>
      <text:p text:style-name="P16"><text:span text:style-name="T9">Because these servers are designed for headless operation, the UI is basic. Specifically, incoming messages aren’t automatically </text:span><text:span text:style-name="T10">received.</text:span><text:span text:style-name="T9"> If you send content to a console, the input() call that the prompt runs blocks receiving it. </text:span><text:span text:style-name="T10">To see an incoming message, type `!reader` (you can do this before or after the message is sent). This is a useful command for debugging, as detailed belo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7-15T19:21:37.348525950</dc:date>
    <meta:editing-duration>PT5H43M59S</meta:editing-duration>
    <meta:editing-cycles>9</meta:editing-cycles>
    <meta:generator>LibreOffice/7.3.7.2$Linux_X86_64 LibreOffice_project/30$Build-2</meta:generator>
    <meta:document-statistic meta:table-count="0" meta:image-count="0" meta:object-count="0" meta:page-count="3" meta:paragraph-count="41" meta:word-count="1051" meta:character-count="6125" meta:non-whitespace-character-count="5130"/>
  </office:meta>
</office:document-meta>
</file>